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33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standard" draw:layer="layout" svg:width="21.675cm" svg:height="10.394cm" svg:x="0.525cm" svg:y="11.7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TIOBE</text:p>
              </table:table-cell>
              <table:table-cell>
                <text:p text:style-name="P1">SourceForge</text:p>
              </table:table-cell>
              <table:table-cell>
                <text:p text:style-name="P1">Github</text:p>
              </table:table-cell>
              <table:table-cell>
                <text:p text:style-name="P1">StackOverflow</text:p>
              </table:table-cell>
              <table:table-cell>
                <text:p text:style-name="P1">Redmonk</text:p>
              </table:table-cell>
            </table:table-row>
            <table:table-row table:style-name="ro1" table:default-cell-style-name="ce2">
              <table:table-cell>
                <text:p text:style-name="P2">Java</text:p>
              </table:table-cell>
              <table:table-cell>
                <text:p text:style-name="P2">Java</text:p>
              </table:table-cell>
              <table:table-cell>
                <text:p text:style-name="P2">Javascript</text:p>
              </table:table-cell>
              <table:table-cell>
                <text:p text:style-name="P2">Javascript</text:p>
              </table:table-cell>
              <table:table-cell>
                <text:p text:style-name="P2">Java</text:p>
              </table:table-cell>
            </table:table-row>
            <table:table-row table:style-name="ro1" table:default-cell-style-name="ce2">
              <table:table-cell>
                <text:p text:style-name="P2">C</text:p>
              </table:table-cell>
              <table:table-cell>
                <text:p text:style-name="P2">C++</text:p>
              </table:table-cell>
              <table:table-cell>
                <text:p text:style-name="P2">Java</text:p>
              </table:table-cell>
              <table:table-cell>
                <text:p text:style-name="P2">Java</text:p>
              </table:table-cell>
              <table:table-cell>
                <text:p text:style-name="P2">Javascript</text:p>
              </table:table-cell>
            </table:table-row>
            <table:table-row table:style-name="ro1" table:default-cell-style-name="ce2">
              <table:table-cell>
                <text:p text:style-name="P2">C++</text:p>
              </table:table-cell>
              <table:table-cell>
                <text:p text:style-name="P2">PHP</text:p>
              </table:table-cell>
              <table:table-cell>
                <text:p text:style-name="P2">Ruby</text:p>
              </table:table-cell>
              <table:table-cell>
                <text:p text:style-name="P2">Objective-C</text:p>
              </table:table-cell>
              <table:table-cell>
                <text:p text:style-name="P2">PHP</text:p>
              </table:table-cell>
            </table:table-row>
            <table:table-row table:style-name="ro1" table:default-cell-style-name="ce2">
              <table:table-cell>
                <text:p text:style-name="P2">C#</text:p>
              </table:table-cell>
              <table:table-cell>
                <text:p text:style-name="P2">C</text:p>
              </table:table-cell>
              <table:table-cell>
                <text:p text:style-name="P2">PHP</text:p>
              </table:table-cell>
              <table:table-cell>
                <text:p text:style-name="P2">C#</text:p>
              </table:table-cell>
              <table:table-cell>
                <text:p text:style-name="P2">Python</text:p>
              </table:table-cell>
            </table:table-row>
            <table:table-row table:style-name="ro1" table:default-cell-style-name="ce2">
              <table:table-cell>
                <text:p text:style-name="P2">Python</text:p>
              </table:table-cell>
              <table:table-cell>
                <text:p text:style-name="P2">C#</text:p>
              </table:table-cell>
              <table:table-cell>
                <text:p text:style-name="P2">Python</text:p>
              </table:table-cell>
              <table:table-cell>
                <text:p text:style-name="P2">PHP</text:p>
              </table:table-cell>
              <table:table-cell>
                <text:p text:style-name="P2">C++</text:p>
              </table:table-cell>
            </table:table-row>
            <table:table-row table:style-name="ro1" table:default-cell-style-name="ce2">
              <table:table-cell>
                <text:p text:style-name="P2">PHP</text:p>
              </table:table-cell>
              <table:table-cell>
                <text:p text:style-name="P2">Python</text:p>
              </table:table-cell>
              <table:table-cell>
                <text:p text:style-name="P2">CSS</text:p>
              </table:table-cell>
              <table:table-cell>
                <text:p text:style-name="P2">Python</text:p>
              </table:table-cell>
              <table:table-cell>
                <text:p text:style-name="P2">C#</text:p>
              </table:table-cell>
            </table:table-row>
            <table:table-row table:style-name="ro1" table:default-cell-style-name="ce2">
              <table:table-cell>
                <text:p text:style-name="P2">VB.NET</text:p>
              </table:table-cell>
              <table:table-cell>
                <text:p text:style-name="P2">Javascript</text:p>
              </table:table-cell>
              <table:table-cell>
                <text:p text:style-name="P2">C++</text:p>
              </table:table-cell>
              <table:table-cell>
                <text:p text:style-name="P2">Ruby</text:p>
              </table:table-cell>
              <table:table-cell>
                <text:p text:style-name="P2">CSS</text:p>
              </table:table-cell>
            </table:table-row>
            <table:table-row table:style-name="ro1" table:default-cell-style-name="ce2">
              <table:table-cell>
                <text:p text:style-name="P2">Javascript</text:p>
                <text:p text:style-name="P2"/>
              </table:table-cell>
              <table:table-cell>
                <text:p text:style-name="P2">Perl</text:p>
              </table:table-cell>
              <table:table-cell>
                <text:p text:style-name="P2">C#</text:p>
              </table:table-cell>
              <table:table-cell>
                <text:p text:style-name="P2">C++</text:p>
              </table:table-cell>
              <table:table-cell>
                <text:p text:style-name="P2">Objective-C</text:p>
              </table:table-cell>
            </table:table-row>
            <table:table-row table:style-name="ro1" table:default-cell-style-name="ce2">
              <table:table-cell>
                <text:p text:style-name="P2">Perl</text:p>
              </table:table-cell>
              <table:table-cell>
                <text:p text:style-name="P2">VB[.NET]</text:p>
              </table:table-cell>
              <table:table-cell>
                <text:p text:style-name="P2">C</text:p>
              </table:table-cell>
              <table:table-cell>
                <text:p text:style-name="P2">SQL</text:p>
              </table:table-cell>
              <table:table-cell>
                <text:p text:style-name="P2">C</text:p>
              </table:table-cell>
            </table:table-row>
            <table:table-row table:style-name="ro1" table:default-cell-style-name="ce2">
              <table:table-cell>
                <text:p text:style-name="P2">Ruby</text:p>
              </table:table-cell>
              <table:table-cell>
                <text:p text:style-name="P2">UNIX Shell</text:p>
              </table:table-cell>
              <table:table-cell>
                <text:p text:style-name="P2">HTML(????)</text:p>
              </table:table-cell>
              <table:table-cell>
                <text:p text:style-name="P2">Asp.net</text:p>
              </table:table-cell>
              <table:table-cell>
                <text:p text:style-name="P2">Ruby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Castor</meta:initial-creator>
    <meta:creation-date>2015-10-19T11:34:18.502898241</meta:creation-date>
    <dc:date>2015-10-19T13:17:04.194483031</dc:date>
    <dc:creator>Fernando Castor</dc:creator>
    <meta:editing-duration>PT1H27M35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